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face style:name="Bitstream Charter" svg:font-family="'Bitstream Chart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center" style:justify-single-word="false" fo:orphans="0" fo:widows="0" fo:text-indent="0cm" style:auto-text-indent="false" style:text-autospace="none"/>
      <style:text-properties fo:color="#221f1f" style:text-position="-5% 100%" style:font-name="Bitstream Charter" fo:font-size="11pt" fo:letter-spacing="-0.007cm" fo:font-style="normal" style:text-underline-style="none" fo:font-weight="normal" officeooo:rsid="000bcdb0" officeooo:paragraph-rsid="001f540b" style:font-size-asian="11pt" style:font-style-asian="normal" style:font-weight-asian="normal" style:font-name-complex="Lucida Sans" style:font-size-complex="11pt" style:font-style-complex="normal" style:font-weight-complex="normal"/>
    </style:style>
    <style:style style:name="P2" style:family="paragraph" style:parent-style-name="Texto_20_independiente_20_2">
      <style:paragraph-properties fo:margin-left="0cm" fo:margin-right="0cm" fo:margin-top="0cm" fo:margin-bottom="0cm" style:contextual-spacing="false" style:line-height-at-least="0.353cm" fo:text-align="start" style:justify-single-word="false" fo:orphans="0" fo:widows="0" fo:text-indent="0cm" style:auto-text-indent="false" style:text-autospace="none"/>
      <style:text-properties fo:color="#221f1f" style:text-position="-5% 100%" style:font-name="Verdana" fo:font-size="10pt" fo:letter-spacing="-0.007cm" fo:font-style="normal" style:text-underline-style="none" fo:font-weight="normal" officeooo:rsid="000bcdb0" officeooo:paragraph-rsid="0050a79b" style:font-size-asian="10pt" style:font-style-asian="normal" style:font-weight-asian="normal" style:font-name-complex="Verdana" style:font-size-complex="10pt" style:font-style-complex="normal" style:font-weight-complex="normal"/>
    </style:style>
    <style:style style:name="P3" style:family="paragraph" style:parent-style-name="Standard">
      <style:paragraph-properties style:line-height-at-least="0.353cm" fo:text-align="justify" style:justify-single-word="false"/>
      <style:text-properties style:font-name="Verdana" fo:font-size="10pt" fo:language="es" fo:country="AR" officeooo:paragraph-rsid="0050a79b" style:font-size-asian="10pt" style:font-name-complex="Arial" style:font-size-complex="10pt"/>
    </style:style>
    <style:style style:name="P4" style:family="paragraph" style:parent-style-name="Standard">
      <style:paragraph-properties fo:line-height="150%" fo:text-align="justify" style:justify-single-word="false">
        <style:tab-stops>
          <style:tab-stop style:position="3.81cm"/>
        </style:tab-stops>
      </style:paragraph-properties>
      <style:text-properties officeooo:paragraph-rsid="0050a79b"/>
    </style:style>
    <style:style style:name="P5" style:family="paragraph" style:parent-style-name="Standard">
      <style:paragraph-properties fo:line-height="150%" fo:text-align="justify" style:justify-single-word="false">
        <style:tab-stops>
          <style:tab-stop style:position="3.81cm"/>
        </style:tab-stops>
      </style:paragraph-properties>
      <style:text-properties officeooo:paragraph-rsid="006df0e5"/>
    </style:style>
    <style:style style:name="P6" style:family="paragraph" style:parent-style-name="Standard">
      <style:paragraph-properties fo:line-height="150%" fo:text-align="justify" style:justify-single-word="false"/>
      <style:text-properties officeooo:paragraph-rsid="0050a79b"/>
    </style:style>
    <style:style style:name="P7" style:family="paragraph" style:parent-style-name="Standard">
      <style:paragraph-properties fo:line-height="150%" fo:text-align="justify" style:justify-single-word="false"/>
      <style:text-properties officeooo:paragraph-rsid="00635bcb"/>
    </style:style>
    <style:style style:name="P8" style:family="paragraph" style:parent-style-name="Standard">
      <style:paragraph-properties fo:line-height="150%" fo:text-align="justify" style:justify-single-word="false"/>
      <style:text-properties officeooo:paragraph-rsid="006d70e4"/>
    </style:style>
    <style:style style:name="P9" style:family="paragraph" style:parent-style-name="Standard">
      <style:paragraph-properties fo:line-height="150%" fo:text-align="justify" style:justify-single-word="false"/>
      <style:text-properties officeooo:paragraph-rsid="006d83f0"/>
    </style:style>
    <style:style style:name="P10" style:family="paragraph" style:parent-style-name="Standard">
      <style:paragraph-properties fo:line-height="150%" fo:text-align="justify" style:justify-single-word="false"/>
      <style:text-properties officeooo:paragraph-rsid="0092a6ad"/>
    </style:style>
    <style:style style:name="P11" style:family="paragraph" style:parent-style-name="Heading">
      <style:paragraph-properties style:line-height-at-least="0.353cm" fo:text-align="center" style:justify-single-word="false" fo:break-before="column"/>
      <style:text-properties style:font-name="Verdana" fo:font-size="10pt" style:text-underline-style="solid" style:text-underline-width="auto" style:text-underline-color="font-color" fo:font-weight="bold" officeooo:paragraph-rsid="0050a79b" style:font-size-asian="10pt" style:font-weight-asian="bold" style:font-name-complex="Verdana" style:font-size-complex="10pt" style:font-weight-complex="bold"/>
    </style:style>
    <style:style style:name="P12" style:family="paragraph" style:parent-style-name="Texto_20_independiente_20_2">
      <style:paragraph-properties fo:line-height="150%"/>
      <style:text-properties style:font-name="Verdana" fo:font-size="10pt" officeooo:paragraph-rsid="0050a79b" style:font-size-asian="10pt" style:font-name-complex="Verdana" style:font-size-complex="10pt"/>
    </style:style>
    <style:style style:name="P13" style:family="paragraph" style:parent-style-name="Texto_20_independiente_20_2">
      <style:paragraph-properties style:line-height-at-least="0.353cm"/>
      <style:text-properties style:font-name="Verdana" fo:font-size="10pt" officeooo:paragraph-rsid="0050a79b" style:font-size-asian="10pt" style:font-name-complex="Verdana" style:font-size-complex="10pt"/>
    </style:style>
    <style:style style:name="P14" style:family="paragraph" style:parent-style-name="Texto_20_sin_20_formato">
      <style:paragraph-properties fo:line-height="150%" fo:text-align="justify" style:justify-single-word="false"/>
      <style:text-properties officeooo:paragraph-rsid="0050a79b"/>
    </style:style>
    <style:style style:name="T1" style:family="text">
      <style:text-properties fo:color="#221f1f" style:text-position="-5% 100%" style:font-name="Lucida Sans" fo:font-size="10pt" fo:letter-spacing="-0.007cm" fo:language="es" fo:country="AR" fo:font-style="italic" style:text-underline-style="none" fo:font-weight="normal" fo:background-color="transparent" loext:char-shading-value="0" style:font-size-asian="10pt" style:font-style-asian="italic" style:font-weight-asian="normal" style:font-name-complex="Lucida Sans" style:font-size-complex="10pt" style:font-style-complex="italic" style:font-weight-complex="normal"/>
    </style:style>
    <style:style style:name="T2" style:family="text">
      <style:text-properties fo:color="#221f1f" style:text-position="-5% 100%" style:font-name="Lucida Sans" fo:font-size="10pt" fo:letter-spacing="-0.007cm" fo:language="es" fo:country="AR" fo:font-style="italic" style:text-underline-style="none" fo:font-weight="normal" style:font-size-asian="10pt" style:font-style-asian="italic" style:font-weight-asian="normal" style:font-name-complex="Lucida Sans" style:font-size-complex="10pt" style:font-style-complex="italic" style:font-weight-complex="normal"/>
    </style:style>
    <style:style style:name="T3" style:family="text">
      <style:text-properties fo:color="#221f1f" style:text-position="-5% 100%" style:font-name="Lucida Sans" fo:font-size="8pt" fo:letter-spacing="-0.007cm" fo:language="es" fo:country="AR" fo:font-style="normal" style:text-underline-style="none" fo:font-weight="normal" style:font-size-asian="8pt" style:font-style-asian="normal" style:font-weight-asian="normal" style:font-name-complex="Lucida Sans" style:font-size-complex="8pt" style:font-style-complex="normal" style:font-weight-complex="normal"/>
    </style:style>
    <style:style style:name="T4" style:family="text">
      <style:text-properties fo:color="#221f1f" style:font-name="Lucida Sans" fo:font-size="8pt" fo:letter-spacing="-0.007cm" fo:language="es" fo:country="AR" fo:font-weight="normal" style:font-size-asian="8pt" style:font-weight-asian="normal" style:font-name-complex="Lucida Sans" style:font-size-complex="8pt" style:font-weight-complex="normal"/>
    </style:style>
    <style:style style:name="T5" style:family="text">
      <style:text-properties fo:color="#221f1f" style:font-name="Lucida Sans" fo:font-size="8pt" fo:letter-spacing="-0.007cm" fo:language="es" fo:country="AR" fo:font-style="italic" fo:font-weight="bold" style:font-size-asian="8pt" style:font-style-asian="italic" style:font-weight-asian="bold" style:font-name-complex="Lucida Sans" style:font-size-complex="8pt" style:font-style-complex="italic" style:font-weight-complex="bold"/>
    </style:style>
    <style:style style:name="T6" style:family="text">
      <style:text-properties fo:color="#221f1f" style:font-name="Lucida Sans" fo:font-size="9pt" fo:letter-spacing="-0.007cm" fo:language="es" fo:country="AR" fo:font-style="italic" fo:font-weight="bold" style:font-size-asian="9pt" style:font-style-asian="italic" style:font-weight-asian="bold" style:font-name-complex="Lucida Sans" style:font-size-complex="9pt" style:font-style-complex="italic" style:font-weight-complex="bold"/>
    </style:style>
    <style:style style:name="T7" style:family="text">
      <style:text-properties fo:color="#221f1f" style:font-name="Verdana" fo:font-size="10pt" fo:letter-spacing="-0.007cm" fo:language="es" fo:country="AR" fo:font-style="italic" fo:font-weight="bold" officeooo:rsid="006df0e5" style:font-size-asian="10pt" style:font-style-asian="italic" style:font-weight-asian="bold" style:font-name-complex="Arial" style:font-size-complex="10pt" style:font-style-complex="italic" style:font-weight-complex="bold"/>
    </style:style>
    <style:style style:name="T8" style:family="text">
      <style:text-properties style:font-name="Verdana" fo:font-size="10pt" fo:language="es" fo:country="AR" style:font-size-asian="10pt" style:font-name-complex="Arial" style:font-size-complex="10pt"/>
    </style:style>
    <style:style style:name="T9" style:family="text">
      <style:text-properties style:font-name="Verdana" fo:font-size="10pt" fo:language="es" fo:country="AR" style:font-size-asian="10pt" style:font-name-complex="Arial" style:font-size-complex="10pt" style:font-weight-complex="bold"/>
    </style:style>
    <style:style style:name="T10" style:family="text">
      <style:text-properties style:font-name="Verdana" fo:font-size="10pt" fo:language="es" fo:country="AR" fo:font-weight="bold" style:font-size-asian="10pt" style:font-weight-asian="bold" style:font-name-complex="Arial" style:font-size-complex="10pt"/>
    </style:style>
    <style:style style:name="T11" style:family="text">
      <style:text-properties style:font-name="Verdana" fo:font-size="10pt" fo:language="es" fo:country="AR" fo:font-weight="bold" style:font-size-asian="10pt" style:font-weight-asian="bold" style:font-name-complex="Arial" style:font-size-complex="10pt" style:font-weight-complex="bold"/>
    </style:style>
    <style:style style:name="T12" style:family="text">
      <style:text-properties style:font-name="Verdana" fo:font-size="10pt" fo:language="es" fo:country="AR" fo:font-weight="bold" officeooo:rsid="0053231b" style:font-size-asian="10pt" style:font-weight-asian="bold" style:font-name-complex="Arial" style:font-size-complex="10pt" style:font-weight-complex="bold"/>
    </style:style>
    <style:style style:name="T13" style:family="text">
      <style:text-properties style:font-name="Verdana" fo:font-size="10pt" fo:language="es" fo:country="AR" fo:font-weight="bold" officeooo:rsid="006d70e4" style:font-size-asian="10pt" style:font-weight-asian="bold" style:font-name-complex="Arial" style:font-size-complex="10pt" style:font-weight-complex="bold"/>
    </style:style>
    <style:style style:name="T14" style:family="text">
      <style:text-properties style:font-name="Verdana" fo:font-size="10pt" fo:language="es" fo:country="AR" style:text-underline-style="solid" style:text-underline-width="auto" style:text-underline-color="font-color" fo:font-weight="bold" style:font-size-asian="10pt" style:font-weight-asian="bold" style:font-name-complex="Arial" style:font-size-complex="10pt" style:font-weight-complex="bold"/>
    </style:style>
    <style:style style:name="T15" style:family="text">
      <style:text-properties style:font-name="Verdana" fo:font-size="10pt" fo:language="es" fo:country="AR" fo:font-style="italic" style:text-underline-style="solid" style:text-underline-width="auto" style:text-underline-color="font-color" fo:font-weight="bold" style:font-size-asian="10pt" style:font-style-asian="italic" style:font-weight-asian="bold" style:font-name-complex="Arial" style:font-size-complex="10pt"/>
    </style:style>
    <style:style style:name="T16" style:family="text">
      <style:text-properties style:font-name="Verdana" fo:font-size="10pt" fo:language="es" fo:country="AR" fo:font-style="italic" style:font-size-asian="10pt" style:font-style-asian="italic" style:font-name-complex="Arial" style:font-size-complex="10pt"/>
    </style:style>
    <style:style style:name="T17" style:family="text">
      <style:text-properties style:font-name="Verdana" fo:font-size="10pt" fo:language="es" fo:country="AR" style:text-underline-style="none" style:font-size-asian="10pt" style:font-name-complex="Arial" style:font-size-complex="10pt"/>
    </style:style>
    <style:style style:name="T18" style:family="text">
      <style:text-properties style:font-name="Verdana" fo:font-size="10pt" fo:font-weight="bold" style:font-size-asian="10pt" style:font-weight-asian="bold" style:font-name-complex="Verdana" style:font-size-complex="10pt"/>
    </style:style>
    <style:style style:name="T19" style:family="text">
      <style:text-properties style:font-name="Verdana" fo:font-size="10pt" fo:font-weight="bold" style:font-size-asian="10pt" style:font-weight-asian="bold" style:font-name-complex="Arial" style:font-size-complex="10pt"/>
    </style:style>
    <style:style style:name="T20" style:family="text">
      <style:text-properties style:font-name="Verdana" fo:font-size="10pt" style:font-size-asian="10pt" style:font-name-complex="Arial" style:font-size-complex="10pt"/>
    </style:style>
    <style:style style:name="T21" style:family="text">
      <style:text-properties style:font-name="Verdana" fo:font-size="10pt" style:font-size-asian="10pt" style:font-name-complex="Arial" style:font-size-complex="10pt" style:font-weight-complex="bold"/>
    </style:style>
    <style:style style:name="T22" style:family="text">
      <style:text-properties style:font-name="Verdana" fo:font-size="10pt" officeooo:rsid="006df0e5" style:font-size-asian="10pt" style:font-name-complex="Arial" style:font-size-complex="10pt"/>
    </style:style>
    <style:style style:name="T23" style:family="text">
      <style:text-properties style:font-name="Verdana" fo:font-size="10pt" fo:language="es" fo:country="ES" fo:font-style="italic"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T24" style:family="text">
      <style:text-properties style:font-name="Verdana" fo:font-size="10pt" fo:language="es" fo:country="ES" style:font-size-asian="10pt" style:font-name-complex="Arial" style:font-size-complex="10pt" style:font-style-complex="italic" style:font-weight-complex="bold"/>
    </style:style>
    <style:style style:name="T25" style:family="text">
      <style:text-properties style:font-name="Verdana" fo:font-size="10pt" fo:font-style="italic" style:text-underline-style="solid" style:text-underline-width="auto" style:text-underline-color="font-color" fo:font-weight="bold" style:font-size-asian="10pt" style:font-style-asian="italic" style:font-weight-asian="bold" style:font-name-complex="Arial" style:font-size-complex="10pt"/>
    </style:style>
    <style:style style:name="T26" style:family="text">
      <style:text-properties style:font-name="Verdana" fo:font-size="10pt" style:text-underline-style="none" style:font-size-asian="10pt" style:font-name-complex="Arial" style:font-size-complex="10pt"/>
    </style:style>
    <style:style style:name="T27" style:family="text">
      <style:text-properties style:font-name="Verdana" fo:language="es" fo:country="ES" fo:font-style="italic" style:text-underline-style="solid" style:text-underline-width="auto" style:text-underline-color="font-color" fo:font-weight="bold" style:font-style-asian="italic" style:font-weight-asian="bold" style:font-name-complex="Arial" style:font-style-complex="italic" style:font-weight-complex="bold"/>
    </style:style>
    <style:style style:name="T28" style:family="text">
      <style:text-properties style:font-name="Verdana" fo:language="es" fo:country="ES" style:font-name-complex="Arial" style:font-style-complex="italic" style:font-weight-complex="bold"/>
    </style:style>
    <style:style style:name="T29" style:family="text">
      <style:text-properties style:font-name="Verdana" style:font-name-complex="Arial"/>
    </style:style>
    <style:style style:name="T30" style:family="text">
      <style:text-properties style:font-name="Verdana" style:font-name-complex="Arial" style:font-weight-complex="bold"/>
    </style:style>
    <style:style style:name="T31" style:family="text">
      <style:text-properties fo:color="#ff0000" style:font-name="Verdana" fo:font-size="10pt" fo:language="es" fo:country="AR" fo:font-weight="bold" style:font-size-asian="10pt" style:font-weight-asian="bold" style:font-name-complex="Arial" style:font-size-complex="10pt"/>
    </style:style>
    <style:style style:name="T32" style:family="text">
      <style:text-properties fo:color="#ff0000" style:font-name="Verdana" fo:font-size="10pt" fo:language="es" fo:country="AR" fo:font-weight="bold" style:font-size-asian="10pt" style:font-weight-asian="bold" style:font-name-complex="Arial" style:font-size-complex="10pt" style:font-weight-complex="bold"/>
    </style:style>
    <style:style style:name="T33" style:family="text">
      <style:text-properties fo:color="#ff0000" style:font-name="Verdana" fo:font-size="10pt" fo:language="es" fo:country="AR" style:font-size-asian="10pt" style:font-name-complex="Arial" style:font-size-complex="10pt"/>
    </style:style>
    <style:style style:name="T34" style:family="text">
      <style:text-properties fo:color="#ff0000" style:font-name="Verdana" fo:font-size="10pt" fo:font-weight="bold" style:font-size-asian="10pt" style:font-weight-asian="bold" style:font-name-complex="Verdana" style:font-size-complex="10pt"/>
    </style:style>
    <style:style style:name="T35" style:family="text">
      <style:text-properties fo:color="#ff0000" style:font-name="Verdana" fo:font-size="10pt" style:font-size-asian="10pt" style:font-name-complex="Arial" style:font-size-complex="10pt"/>
    </style:style>
    <style:style style:name="T36" style:family="text">
      <style:text-properties fo:color="#000000" style:text-position="-5% 100%" style:font-name="Verdana" fo:font-size="10pt" fo:letter-spacing="-0.012cm" fo:language="es" fo:country="AR" fo:font-style="normal" style:text-underline-style="none" fo:font-weight="bold" style:font-size-asian="10pt" style:font-style-asian="normal" style:font-weight-asian="bold" style:font-name-complex="Lucida Sans" style:font-size-complex="10pt" style:font-style-complex="normal" style:font-weight-complex="bold"/>
    </style:style>
    <style:style style:name="T37" style:family="text">
      <style:text-properties fo:color="#000000" style:text-position="-5% 100%" style:font-name="Verdana" fo:font-size="10pt" fo:letter-spacing="-0.012cm" fo:language="es" fo:country="AR" fo:font-style="normal" style:text-underline-style="none" fo:font-weight="bold" officeooo:rsid="006d70e4" style:font-size-asian="10pt" style:font-style-asian="normal" style:font-weight-asian="bold" style:font-name-complex="Lucida Sans" style:font-size-complex="10pt" style:font-style-complex="normal" style:font-weight-complex="bold"/>
    </style:style>
    <style:style style:name="T38" style:family="text">
      <style:text-properties fo:color="#000000" style:text-position="-5% 100%" style:font-name="Verdana" fo:font-size="10pt" fo:letter-spacing="-0.012cm" fo:language="es" fo:country="AR" fo:font-style="normal" style:text-underline-style="none" fo:font-weight="bold" style:font-size-asian="10pt" style:font-style-asian="normal" style:font-weight-asian="bold" style:font-name-complex="Arial" style:font-size-complex="10pt" style:font-style-complex="normal" style:font-weight-complex="bold"/>
    </style:style>
    <style:style style:name="T39" style:family="text">
      <style:text-properties fo:color="#000000" style:font-name="Verdana" fo:font-size="10pt" fo:language="es" fo:country="AR" fo:font-weight="bold" style:font-size-asian="10pt" style:font-weight-asian="bold" style:font-name-complex="Arial" style:font-size-complex="10pt"/>
    </style:style>
    <style:style style:name="T40" style:family="text">
      <style:text-properties fo:color="#000000" style:font-name="Verdana" fo:font-size="10pt" fo:language="es" fo:country="AR" fo:font-weight="bold" style:font-size-asian="10pt" style:font-weight-asian="bold" style:font-name-complex="Arial" style:font-size-complex="10pt" style:font-weight-complex="bold"/>
    </style:style>
    <style:style style:name="T41" style:family="text">
      <style:text-properties fo:color="#000000" style:font-name="Verdana" fo:font-size="10pt" fo:language="es" fo:country="AR" style:font-size-asian="10pt" style:font-name-complex="Arial" style:font-size-complex="10pt"/>
    </style:style>
    <style:style style:name="T42" style:family="text">
      <style:text-properties fo:color="#000000" style:font-name="Verdana" fo:font-size="10pt" fo:language="es" fo:country="AR" fo:font-weight="normal" style:font-size-asian="10pt" style:font-weight-asian="normal" style:font-name-complex="Arial" style:font-size-complex="10pt" style:font-weight-complex="normal"/>
    </style:style>
    <style:style style:name="T43" style:family="text">
      <style:text-properties fo:color="#000000" style:font-name="Verdana" fo:font-size="10pt" fo:font-weight="bold" style:font-size-asian="10pt" style:font-weight-asian="bold" style:font-name-complex="Verdana" style:font-size-complex="10pt"/>
    </style:style>
    <style:style style:name="T44" style:family="text">
      <style:text-properties fo:color="#000000" style:font-name="Verdana" fo:font-size="10pt" fo:font-weight="bold" officeooo:rsid="0074a7f3" style:font-size-asian="10pt" style:font-weight-asian="bold" style:font-name-complex="Verdana" style:font-size-complex="10pt"/>
    </style:style>
    <style:style style:name="T45" style:family="text">
      <style:text-properties fo:color="#000000" style:font-name="Verdana" fo:font-size="10pt" style:font-size-asian="10pt" style:font-name-complex="Arial" style:font-size-complex="10pt"/>
    </style:style>
    <style:style style:name="T46" style:family="text">
      <style:text-properties fo:color="#000000" style:font-name="Verdana" fo:font-size="10pt" fo:font-weight="normal" style:font-size-asian="10pt" style:font-weight-asian="normal" style:font-name-complex="Arial" style:font-size-complex="10pt" style:font-weight-complex="normal"/>
    </style:style>
    <number:date-style style:name="N34">
      <number:month number:style="long" number:textual="true"/>
    </number:date-style>
    <number:date-style style:name="N106">
      <number:day number:style="long"/>
    </number:date-style>
    <number:date-style style:name="N107">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CUERDO TRANSACCIONAL</text:p>
      <text:p text:style-name="P3"/>
      <text:p text:style-name="P7"><text:span text:style-name="T8">En la ciudad de Rosario, a los </text:span><text:span text:style-name="T1"><text:date style:data-style-name="N106" text:date-value="2016-10-31T09:38:59.835850149">31</text:date></text:span><text:span text:style-name="T33"> </text:span><text:span text:style-name="T8">días del mes de </text:span><text:span text:style-name="T2"><text:date style:data-style-name="N34" text:date-value="2016-10-31T09:38:59.847275102">octubre</text:date></text:span><text:span text:style-name="T8"> de </text:span><text:span text:style-name="T2"><text:date style:data-style-name="N107" text:date-value="2016-10-31T09:38:59.848263957">16</text:date></text:span><text:span text:style-name="T11">,</text:span><text:span text:style-name="T8"> comparecen por una parte </text:span><text:span text:style-name="T36"><text:placeholder text:placeholder-type="text">&lt;o.partner_id.name&gt;</text:placeholder></text:span><text:span text:style-name="T32"> </text:span><text:span text:style-name="T8">, representada en este acto por el</text:span><text:span text:style-name="T11"> </text:span><text:span text:style-name="T12">Dr. </text:span><text:span text:style-name="T36"><text:placeholder text:placeholder-type="text">&lt;o.responsible_id.name&gt;</text:placeholder></text:span><text:span text:style-name="T11"> </text:span><text:span text:style-name="T8">por la actora lo hace el </text:span><text:span text:style-name="T4"><text:text-input text:description="&lt;for each=&quot;part in o.part_ids.filtered(lambda x: x.role_id.name in ['Actor', 'Coactor']).mapped('lawyer_id')&quot;&gt;">For each line</text:text-input></text:span><text:span text:style-name="T8"> </text:span><text:span text:style-name="T39">Dr.</text:span><text:span text:style-name="T31"> </text:span><text:span text:style-name="T4"><text:s/></text:span><text:span text:style-name="T36"><text:placeholder text:placeholder-type="text" text:description="part.name">&lt;part.name&gt;</text:placeholder></text:span><text:span text:style-name="T36">,</text:span><text:span text:style-name="T8"> </text:span><text:span text:style-name="T4"><text:text-input text:description="&lt;/for&gt;">End For</text:text-input></text:span><text:span text:style-name="T4"> </text:span><text:span text:style-name="T17">quien</text:span><text:span text:style-name="T8"> <text:s/>representa en este acto al </text:span><text:span text:style-name="T4"><text:text-input text:description="&lt;for each=&quot;part in o.part_ids.filtered(lambda x: x.role_id.name in ['Actor', 'Coactor'])&quot;&gt;">For each line</text:text-input></text:span><text:span text:style-name="T8"> </text:span><text:span text:style-name="T40">Sr.</text:span><text:span text:style-name="T33"> </text:span><text:span text:style-name="T36"><text:placeholder text:placeholder-type="text">&lt;part.contact&gt;</text:placeholder></text:span><text:span text:style-name="T33"> </text:span><text:span text:style-name="T42">DNI </text:span><text:span text:style-name="T36"><text:placeholder text:placeholder-type="text" text:description="part.dni">&lt;part.dni&gt;</text:placeholder></text:span><text:span text:style-name="T36">,</text:span><text:span text:style-name="T33"> </text:span><text:span text:style-name="T4"><text:text-input text:description="&lt;/for&gt;">End For</text:text-input></text:span><text:span text:style-name="T9">,</text:span><text:span text:style-name="T8"> de acuerdo al poder especial otorgado a tal efecto los cuales se exhiben en este acto, y con facultades suficientes</text:span><text:span text:style-name="T9">, y los que declara bajo juramento el letrado que se encuentran vigente/s</text:span><text:span text:style-name="T8">; y deciden que desean celebrar el siguiente </text:span><text:span text:style-name="T14">acuerdo transaccional</text:span><text:span text:style-name="T8"> el que se regirá por las siguientes.------------------------------------------------------------------</text:span></text:p>
      <text:p text:style-name="P8"><text:span text:style-name="T15">PRIMERA:</text:span><text:span text:style-name="T8"> La presente transacción judicial es al sólo efecto conciliatorio y sin reconocer hecho ni derecho alguno. Tiene por objeto: 1) extinguir obligaciones litigiosas y dudosas, haciéndose las partes concesiones recíprocas (art. 1641 CCyC); y 2) Solicitar al Ministerio Público Fiscal que prescinda de la acción penal promovida por el presente siniestro, <text:s/>toda vez que en la presente conciliación se reúnen los requisitos del art. 19 inc. 6) y último párrafo, de la ley 12734 y art. 10 de la ley 12912. <text:s/>El presente acuerdo transaccional comprende la indemnización de los daños y perjuicios pretendidos</text:span><text:span text:style-name="T33"> </text:span><text:span text:style-name="T4"><text:text-input text:description="&lt;for each=&quot;p in o.part_ids.filtered(lambda x: x.role_id.name in ['Actor', 'Coactor'])&quot;&gt;">For each line</text:text-input></text:span><text:span text:style-name="T41">Sr.</text:span><text:span text:style-name="T33"> </text:span><text:span text:style-name="T36"><text:placeholder text:placeholder-type="text">&lt;p.contact&gt;</text:placeholder></text:span><text:span text:style-name="T36">,</text:span><text:span text:style-name="T33"> </text:span><text:span text:style-name="T4"><text:text-input text:description="&lt;/for&gt;">End For</text:text-input></text:span><text:span text:style-name="T8"> como consecuencia del accidente de tránsito ocurrido el </text:span><text:span text:style-name="T36"><text:placeholder text:placeholder-type="text">&lt;o.sinister_date&gt;</text:placeholder></text:span><text:span text:style-name="T40">,</text:span><text:span text:style-name="T32"> </text:span><text:span text:style-name="T36"><text:placeholder text:placeholder-type="text">&lt;o.scene_sinister&gt;</text:placeholder></text:span><text:span text:style-name="T18"> </text:span><text:span text:style-name="T8">y el cual diera origen tanto a los autos caratulados </text:span><text:span text:style-name="T43">“</text:span><text:span text:style-name="T36"><text:placeholder text:placeholder-type="text">&lt;o.caratula&gt;</text:placeholder></text:span><text:span text:style-name="T43">”</text:span><text:span text:style-name="T34"> </text:span><text:span text:style-name="T44">Exp. </text:span><text:span text:style-name="T36"><text:placeholder text:placeholder-type="text">&lt;o.number_case_file&gt;</text:placeholder></text:span><text:span text:style-name="T41">, en trámite</text:span><text:span text:style-name="T33"> </text:span><text:span text:style-name="T36"><text:placeholder text:placeholder-type="text">&lt;o.current_judged_id.display_name&gt;</text:placeholder></text:span><text:span text:style-name="T8"> y demás trámites judiciales o extrajudiciales que se generen producto de este siniestro.---------------------------------------------------------------------------------</text:span></text:p>
      <text:p text:style-name="P5"><text:span text:style-name="T15">SEGUNDA:</text:span><text:span text:style-name="T8"> Se conviene como monto total y único resarcitorio de capital e intereses reclamados, la suma de</text:span><text:span text:style-name="T4"><text:text-input text:description="&lt;for each=&quot;regulation in o.regulation_ids.filtered(lambda x: x.concept_id.name == 'CAPITAL')&quot;&gt;">For each line</text:text-input></text:span><text:span text:style-name="T4"> </text:span><text:span text:style-name="T7">Pesos </text:span><text:span text:style-name="Fuente_20_de_20_párrafo_20_predeter."><text:span text:style-name="T6"><text:text-input text:description="&lt;number_to_string(regulation.amount)&gt;">Son pesos: dos mil trecientos cuarenta y cuatro con cincuenta centavos</text:text-input></text:span></text:span><text:span text:style-name="Fuente_20_de_20_párrafo_20_predeter."><text:span text:style-name="T5"> </text:span></text:span><text:span text:style-name="T13">($</text:span><text:span text:style-name="T36"><text:placeholder text:placeholder-type="text" text:description="regulation.amount">&lt;regulation.amount&gt;</text:placeholder></text:span><text:span text:style-name="T37">)</text:span><text:span text:style-name="T3"><text:text-input text:description="&lt;/for&gt;">End For</text:text-input></text:span><text:span text:style-name="T3"> </text:span><text:span text:style-name="T8">suma que comprende y abarca todos y cada uno de los rubros por daño material -en los términos y alcance del Art. 1738 CCyC-, como así también las consecuencias no patrimoniales; <text:s/>incluso cualquier otro daño futuro cierto o incierto, directo o indirecto, <text:s/>derivado de los hechos que motivaron la presente <text:s/>transacción o que se encuentren vinculados causal o concausalmente con los mismos, que se abonara</text:span><text:span text:style-name="T10"> </text:span><text:span text:style-name="T8">mediante transferencia bancaria a la cuenta </text:span><text:span text:style-name="T10">Caja de ahorros Banco</text:span><text:span text:style-name="T8"> _____________ <text:s/></text:span><text:span text:style-name="T10">nº _____________sucursal ____</text:span><text:span text:style-name="T8"> </text:span><text:span text:style-name="T10">CBU</text:span><text:span text:style-name="T8"> ______________________ a </text:span><text:span text:style-name="T10">nombre de</text:span><text:span text:style-name="T8"> _________________________.-</text:span><text:span text:style-name="T10">---------------------------------------------------------</text:span></text:p>
      <text:p text:style-name="P5"><text:span text:style-name="T15">TERCERA:</text:span><text:span text:style-name="T8"> Por </text:span><text:span text:style-name="T20">los</text:span><text:span text:style-name="T8"> honorarios correspondientes a la actuación del </text:span><text:span text:style-name="T4"><text:text-input text:description="&lt;for each=&quot;part in o.part_ids.filtered(lambda x: x.role_id.name in ['Actor', 'Coactor']).mapped('lawyer_id')&quot;&gt;">For each line</text:text-input></text:span><text:span text:style-name="T31"> </text:span><text:span text:style-name="T39">Dr.</text:span><text:span text:style-name="T31"> </text:span><text:span text:style-name="T4"><text:s/></text:span><text:span text:style-name="T36"><text:placeholder text:placeholder-type="text" text:description="part.name">&lt;part.name&gt;</text:placeholder></text:span><text:span text:style-name="T36">,</text:span><text:span text:style-name="T31"> </text:span><text:span text:style-name="T4"><text:text-input text:description="&lt;/for&gt;">End For</text:text-input></text:span><text:span text:style-name="T8"> <text:s/>tanto judicial como extrajudicial </text:span><text:span text:style-name="T20">se pacta la suma de </text:span><text:span text:style-name="T22"><text:s/></text:span><text:span text:style-name="T4"><text:text-input text:description="&lt;for each=&quot;regulation in o.regulation_ids.filtered(lambda x: x.concept_id.name == 'Honorarios abogado actor')&quot;&gt;">For each line</text:text-input></text:span><text:span text:style-name="T7">Pesos</text:span><text:span text:style-name="T4"> </text:span><text:span text:style-name="Fuente_20_de_20_párrafo_20_predeter."><text:span text:style-name="T6"><text:text-input text:description="&lt;number_to_string(regulation.amount)&gt;">Son pesos: dos mil trecientos cuarenta y cuatro con cincuenta centavos</text:text-input></text:span></text:span><text:span text:style-name="Fuente_20_de_20_párrafo_20_predeter."><text:span text:style-name="T5"> </text:span></text:span><text:span text:style-name="T13">($</text:span><text:span text:style-name="T36"><text:placeholder text:placeholder-type="text" text:description="regulation.amount">&lt;regulation.amount&gt;</text:placeholder></text:span><text:span text:style-name="T37">)</text:span><text:span text:style-name="T3"><text:text-input text:description="&lt;/for&gt;">End For</text:text-input></text:span><text:span text:style-name="T46">,</text:span><text:span text:style-name="T10"> </text:span><text:span text:style-name="T16">y la</text:span><text:span text:style-name="T8"> suma de </text:span><text:span text:style-name="T4"><text:text-input text:description="&lt;for each=&quot;r in o.regulation_ids.filtered(lambda x: x.concept_id.name == 'Aportes Abogado Actor')&quot;&gt;">For each line</text:text-input></text:span><text:span text:style-name="T4"> </text:span><text:span text:style-name="T7">Pesos</text:span><text:span text:style-name="T4"> </text:span><text:span text:style-name="Fuente_20_de_20_párrafo_20_predeter."><text:span text:style-name="T6"><text:text-input text:description="&lt;number_to_string(r.amount)&gt;">Son pesos: dos mil trecientos cuarenta y cuatro con cincuenta centavos</text:text-input></text:span></text:span><text:span text:style-name="Fuente_20_de_20_párrafo_20_predeter."><text:span text:style-name="T5"> </text:span></text:span><text:span text:style-name="T13">($</text:span><text:span text:style-name="T36"><text:placeholder text:placeholder-type="text" text:description="r.amount">&lt;r.amount&gt;</text:placeholder></text:span><text:span text:style-name="T37">)</text:span><text:span text:style-name="T3"><text:text-input text:description="&lt;/for&gt;">End For</text:text-input></text:span><text:span text:style-name="T10"> </text:span><text:span text:style-name="T8">en concepto del 13% de aportes </text:span><text:span text:style-name="T20">la Caja de Jubilaciones de Abogados y Procuradores de la provincia de Santa Fe.</text:span><text:span text:style-name="T8"> </text:span><text:span text:style-name="T20">Sumas que se cancelaran mediante transferencia bancaria individualizada en la cláusula dos.----------------------------------</text:span></text:p>
      <text:p text:style-name="P4"><text:span text:style-name="T19">Dichas sumas se abonaran a los 30 días de la firma del presente acuerdo</text:span><text:span text:style-name="T20">.------</text:span></text:p>
      <text:p text:style-name="P9"><text:span text:style-name="T23">CUARTA: </text:span><text:span text:style-name="T8">presente acuerdo tiene carácter extintivo de la acción y el proceso con los términos </text:span><text:soft-page-break/><text:span text:style-name="T8">y alcances del Art. 1642 CCyC, renunciando </text:span><text:span text:style-name="T4"><text:text-input text:description="&lt;for each=&quot;part in o.part_ids.filtered(lambda x: x.role_id.name in ['Actor', 'Coactor'])&quot;&gt;">For each line</text:text-input></text:span><text:span text:style-name="T33"> </text:span><text:span text:style-name="T41">Sr.</text:span><text:span text:style-name="T33"> </text:span><text:span text:style-name="T36"><text:placeholder text:placeholder-type="text">&lt;part.contact&gt;</text:placeholder></text:span><text:span text:style-name="T36">,</text:span><text:span text:style-name="T33"> </text:span><text:span text:style-name="T4"><text:text-input text:description="&lt;/for&gt;">End For</text:text-input></text:span><text:span text:style-name="T8"> a cualquier otro reclamo, judicial o extrajudicial <text:s/>producto del accidente mencionado u originados en los hechos que motivaron el presente acuerdo. Especialmente renuncian a reclamar cualquier daño futuro cierto o incierto, directo o indirecto, o que se encuentren vinculados causal o concausalmente con el mismo.---------------------------</text:span></text:p>
      <text:p text:style-name="P14"><text:span text:style-name="T27">QUINTA:</text:span><text:span text:style-name="T28"> La p</text:span><text:span text:style-name="T29">arte actora</text:span><text:span text:style-name="T30">, a través de sus representantes,</text:span><text:span text:style-name="T29"> manifiesta no poseer acreedor <text:s/>de ninguna naturaleza que haya cubierto los gastos médicos derivados del accidente objeto del acuerdo y que al momento del hecho, el reclamante no se encontraba realizando tareas bajo relación de dependencia laboral. ---------------------</text:span></text:p>
      <text:p text:style-name="P6"><text:span text:style-name="T23">SEXTA:</text:span><text:span text:style-name="T24"> La </text:span><text:span text:style-name="T20">parte actora</text:span><text:span text:style-name="T21">, a través de sus representantes, </text:span><text:span text:style-name="T20">declara no haber realizado a la fecha denuncia de accidente de trabajo a ninguna Aseguradora de Riesgos de Trabajo (A.R.T.). ni haber percibido en forma previa al presente convenio suma alguna en tal concepto ni recibido atención médica por cargo de alguna A.R.T. Por último y para el caso que le correspondiera realizar una denuncia por </text:span><text:span text:style-name="T26">accidente</text:span><text:span text:style-name="T20"> de trabajo, se obliga a notificar a la ASEGURADORA DE RIESGOS DE TRABAJO (A.R.T.) el presente acuerdo indemnizatorio, entregándole una copia al momento de formular la denuncia del accidente. ---------------------------------------------------------------------------------</text:span></text:p>
      <text:p text:style-name="P10"><text:span text:style-name="T15">SEPTIMA</text:span><text:span text:style-name="T25">:</text:span><text:span text:style-name="T20"> Antes de suscribir el presente, las partes manifiestan que han comprendido y aceptado todos y cada uno de los alcances y efectos jurídicos de este convenio (vgr. renuncia definitivamente a cualquier pretensión resarcitoria relacionada con los hechos que motivaron el presente acuerdo, imposibilidad de reclamar nuevamente por concepto alguno tanto al</text:span><text:span text:style-name="T45"> Sr.</text:span><text:span text:style-name="T35"> </text:span><text:span text:style-name="T4"><text:text-input text:description="&lt;for each=&quot;p in o.part_ids.filtered(lambda x: x.role_id.name == 'Demandado')&quot;&gt;">For each line</text:text-input></text:span><text:span text:style-name="T4"> </text:span><text:span text:style-name="T36"><text:placeholder text:placeholder-type="text">&lt;p.contact&gt;</text:placeholder></text:span><text:span text:style-name="T36">,</text:span><text:span text:style-name="T31"> </text:span><text:span text:style-name="T4"><text:text-input text:description="&lt;/for&gt;">End For</text:text-input></text:span><text:span text:style-name="T4">.</text:span><text:span text:style-name="T19"> </text:span><text:span text:style-name="T20">y/o quien resulte ser el titular registral o persona civilmente responsable del vehículo </text:span><text:span text:style-name="T4"><text:text-input text:description="&lt;for each=&quot;f in o.auxiliary_ids.filtered(lambda x: x.field_id.name in[ 'Marca asegurado','Modelo asegurado', 'Dominio asegurado'])&quot;&gt;">For each line</text:text-input></text:span><text:span text:style-name="T4"> </text:span><text:span text:style-name="T36"><text:placeholder text:placeholder-type="text">&lt;f.value&gt;</text:placeholder></text:span><text:span text:style-name="T31"> </text:span><text:span text:style-name="T4"><text:text-input text:description="&lt;/for&gt;">End For</text:text-input></text:span><text:span text:style-name="T4">.</text:span><text:span text:style-name="T19"> </text:span><text:span text:style-name="T20">y/o contra </text:span><text:span text:style-name="T36"><text:placeholder text:placeholder-type="text">&lt;o.partner_id.name&gt;</text:placeholder></text:span><text:span text:style-name="T38">.</text:span><text:span text:style-name="T40"> </text:span><text:span text:style-name="T20">y/o quien/es pudieran resultar responsables del siniestro referido en la cláusula primera del presente.).----------------</text:span></text:p>
      <text:p text:style-name="P12">En prueba de conformidad, previa lectura y ratificación, las partes firman tres ejemplares de un mismo tenor y a un mismo efecto.---------------------------------------</text:p>
      <text:p text:style-name="P13"/>
      <text:p text:style-name="P13"/>
      <text:p text:style-name="P13"/>
      <text:p text:style-name="P13">FIRMA </text:p>
      <text:p text:style-name="P13">ACLARACIÓN </text:p>
      <text:p text:style-name="P2">DNI:</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ourier New" svg:font-family="'Courier New'" style:font-family-generic="modern"/>
    <style:font-face style:name="Bitstream Charter" svg:font-family="'Bitstream Chart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o_20_independiente_20_2" style:display-name="Texto independiente 2" style:family="paragraph" style:parent-style-name="Standard">
      <style:paragraph-properties fo:text-align="justify" style:justify-single-word="false"/>
      <style:text-properties style:font-name="Arial" fo:font-family="Arial" style:font-family-generic="swiss" style:font-pitch="variable" fo:font-size="14pt" style:font-size-asian="14pt" style:font-name-complex="Arial" style:font-family-complex="Arial" style:font-family-generic-complex="swiss" style:font-pitch-complex="variable"/>
    </style:style>
    <style:style style:name="Texto_20_sin_20_formato" style:display-name="Texto sin formato" style:family="paragraph" style:parent-style-name="Standard">
      <style:paragraph-properties fo:orphans="0" fo:widows="0" style:text-autospace="none"/>
      <style:text-properties style:font-name="Courier New" fo:font-family="'Courier New'" style:font-family-generic="modern" fo:font-size="10pt" fo:language="es" fo:country="ES" style:font-size-asian="10pt" style:font-name-complex="Courier New" style:font-family-complex="'Courier New'" style:font-family-generic-complex="modern" style:font-size-complex="10pt"/>
    </style:style>
    <style:style style:name="Placeholder" style:family="text">
      <style:text-properties fo:font-variant="small-caps" fo:color="#008080" style:text-underline-style="dotted" style:text-underline-width="auto" style:text-underline-color="font-color"/>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88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4-10-15T11:20:02</meta:creation-date>
    <dc:date>2016-10-31T09:38:59.745868037</dc:date>
    <meta:editing-duration>P1DT57M32S</meta:editing-duration>
    <meta:editing-cycles>164</meta:editing-cycles>
    <meta:generator>LibreOffice/4.2.8.2$Linux_X86_64 LibreOffice_project/420m0$Build-2</meta:generator>
    <meta:document-statistic meta:table-count="0" meta:image-count="0" meta:object-count="0" meta:page-count="2" meta:paragraph-count="14" meta:word-count="866" meta:character-count="5768" meta:non-whitespace-character-count="4957"/>
  </office:meta>
</office:document-meta>
</file>